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UnB Office" svg:font-family="'UnB Offic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2.275cm" fo:margin-right="0cm"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P2" style:family="paragraph" style:parent-style-name="Standard">
      <style:paragraph-properties fo:margin-left="0cm" fo:margin-right="0cm" fo:text-align="center" style:justify-single-word="false"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P3" style:family="paragraph" style:parent-style-name="Standard">
      <style:text-properties style:font-name="UnB Office" fo:font-size="10pt" style:font-size-asian="10pt" style:font-size-complex="10pt"/>
    </style:style>
    <style:style style:name="P4" style:family="paragraph" style:parent-style-name="Standard">
      <style:paragraph-properties fo:text-align="center" style:justify-single-word="false"/>
      <style:text-properties style:font-name="UnB Office" fo:font-size="10pt" style:font-size-asian="10pt" style:font-size-complex="10pt"/>
    </style:style>
    <style:style style:name="P5" style:family="paragraph" style:parent-style-name="Standard">
      <style:text-properties style:font-name="UnB Office" fo:font-size="10pt" fo:font-weight="normal" style:font-size-asian="10pt" style:font-weight-asian="normal" style:font-size-complex="10pt" style:font-weight-complex="normal"/>
    </style:style>
    <style:style style:name="P6" style:family="paragraph" style:parent-style-name="Text_20_body">
      <style:paragraph-properties fo:margin-top="0cm" fo:margin-bottom="0cm" fo:line-height="100%" fo:text-align="justify" style:justify-single-word="false" style:writing-mode="lr-tb"/>
      <style:text-properties fo:font-variant="normal" fo:text-transform="none" fo:color="#000000" style:text-line-through-style="none" style:font-name="UnB Office" fo:font-size="10pt" fo:font-style="normal" style:text-underline-style="none" fo:font-weight="normal" style:text-blinking="false" fo:background-color="transparent" style:font-size-asian="10pt" style:font-weight-asian="normal" style:font-size-complex="10pt" style:font-weight-complex="normal"/>
    </style:style>
    <style:style style:name="P7" style:family="paragraph" style:parent-style-name="Standard">
      <style:text-properties style:font-name="UnB Office" fo:font-size="10pt" style:font-size-asian="10pt" style:font-size-complex="10pt"/>
    </style:style>
    <style:style style:name="P8" style:family="paragraph" style:parent-style-name="Standard" style:list-style-name="L2">
      <style:text-properties style:font-name="UnB Office" fo:font-size="10pt" style:font-size-asian="10pt" style:font-size-complex="10pt"/>
    </style:style>
    <style:style style:name="P9" style:family="paragraph" style:parent-style-name="Standard">
      <style:text-properties style:font-name="UnB Office" fo:font-size="10pt" fo:font-weight="normal" style:font-size-asian="10pt" style:font-weight-asian="normal" style:font-size-complex="10pt" style:font-weight-complex="normal"/>
    </style:style>
    <style:style style:name="P10" style:family="paragraph" style:parent-style-name="Standard" style:list-style-name="L4">
      <style:text-properties style:font-name="UnB Office" fo:font-size="10pt" fo:font-weight="normal" style:font-size-asian="10pt" style:font-weight-asian="normal" style:font-size-complex="10pt" style:font-weight-complex="normal"/>
    </style:style>
    <style:style style:name="P11" style:family="paragraph" style:parent-style-name="Standard">
      <style:paragraph-properties fo:margin-left="2.275cm" fo:margin-right="0cm"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P12" style:family="paragraph" style:parent-style-name="Standard">
      <style:paragraph-properties fo:break-before="page"/>
      <style:text-properties style:font-name="UnB Office" fo:font-size="10pt" style:font-size-asian="10pt" style:font-size-complex="10pt"/>
    </style:style>
    <style:style style:name="P13" style:family="paragraph" style:parent-style-name="Standard">
      <style:paragraph-properties fo:break-before="page"/>
      <style:text-properties style:font-name="UnB Office"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1pt" style:font-size-asian="11pt" style:font-size-complex="11pt"/>
    </style:style>
    <style:style style:name="T5" style:family="text">
      <style:text-properties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pan text:style-name="T1">Introdução</text:span></text:p>
      <text:p text:style-name="P3"/>
      <text:p text:style-name="P3">1.1. <text:span text:style-name="T1">Propósito</text:span></text:p>
      <text:p text:style-name="P3"/>
      <text:p text:style-name="P3">Este documento especifica os requisitos do sistema a serem desenvolvidos pela equipe composta pelos alunos Danilo e Murilo, fornecendo aos desenvolvedores as informações necessárias para o projeto e implementação, assim como para a realização dos testes e homologação do sistema.</text:p>
      <text:p text:style-name="P3"/>
      <text:p text:style-name="P3">1.2. <text:span text:style-name="T1">Público Alvo</text:span></text:p>
      <text:p text:style-name="P3"/>
      <text:p text:style-name="P3">Este documento se destina aos arquitetos de software, engenheiros de software e testadores. </text:p>
      <text:p text:style-name="P3"/>
      <text:p text:style-name="P3">1.3. <text:span text:style-name="T1">Escopo</text:span></text:p>
      <text:p text:style-name="P3"/>
      <text:p text:style-name="P3">Este documento realiza a elicitação de requisitos de um sistema de localização.</text:p>
      <text:p text:style-name="P3"/>
      <text:p text:style-name="P3">1.4. <text:span text:style-name="T1">Definições, Acrônimos e Abreviações</text:span></text:p>
      <text:p text:style-name="P3"/>
      <text:p text:style-name="P3"/>
      <text:p text:style-name="P3">1.5. <text:span text:style-name="T1">Referências</text:span></text:p>
      <text:p text:style-name="P3"/>
      <text:p text:style-name="P3"/>
      <text:p text:style-name="P3">1.6. <text:span text:style-name="T1">Visão Geral do Documento</text:span></text:p>
      <text:p text:style-name="P3"/>
      <text:p text:style-name="P3"/>
      <text:p text:style-name="P12">2. <text:span text:style-name="T1">Visão Geral do Produto</text:span></text:p>
      <text:p text:style-name="P5"/>
      <text:p text:style-name="P5">O projeto tem como objetivo a construção de um sistema de mapeamento geográfico em uma rede de relacionamento. Os contatos da rede de relacionamento dos usuários deverão ser mapeados geograficamente por informações de sistemas de posicionamento global. A primeira etapa do projeto consiste em construir a estrutura de usuários, a interação em rede dos usuários, a comunicação da aplicação para obtenção de informações de posicionamento global da rede de contatos de usuários e as comparações de proximidade entres usuários em sua rede de relacionamentos. A segunda etapa é desenhar a rede de relacionamento dos usuário em mapas. A proposta de trabalho para a disciplina é modelar e implementar, em uma perspectiva orientada a objetos, a estrutura da rede de relacionamento, com usuários e suas interações.</text:p>
      <text:p text:style-name="P5"/>
      <text:p text:style-name="P5">2.1. Descrição dos Usuários</text:p>
      <text:p text:style-name="P5"/>
      <text:p text:style-name="P6">Os usuários finais do sistema são pessoas - estudantes, profissionais - e/ou entidades.</text:p>
      <text:p text:style-name="P5"/>
      <text:p text:style-name="P5">2.2. Parâmetros do sistema </text:p>
      <text:p text:style-name="P5"/>
      <text:p text:style-name="P5">2.2.1. Parâmetros alteráveis</text:p>
      <text:p text:style-name="P5"><text:s/></text:p>
      <text:p text:style-name="P3">Nas definições de parâmetros alteráveis se encontram:</text:p>
      <text:list xml:id="list968202007" text:style-name="L2">
        <text:list-item>
          <text:p text:style-name="P8"><text:span text:style-name="T2">Posicionamento dos usuários.</text:span></text:p>
        </text:list-item>
        <text:list-item>
          <text:p text:style-name="P8"><text:span text:style-name="T2">Raio de abrangência</text:span></text:p>
        </text:list-item>
      </text:list>
      <text:p text:style-name="P5"/>
      <text:p text:style-name="P5">2.2.2. Parâmetros não-alteráveis</text:p>
      <text:p text:style-name="P5"/>
      <text:p text:style-name="P5">Os parâmetros não alteráveis são definidos em grande parte pelos dados de cadastro dos usuários como:</text:p>
      <text:list xml:id="list1455868310" text:style-name="L4">
        <text:list-item>
          <text:p text:style-name="P10">Nome</text:p>
        </text:list-item>
        <text:list-item>
          <text:p text:style-name="P10">Idade</text:p>
        </text:list-item>
        <text:list-item>
          <text:p text:style-name="P10">Identificador do dispositivo usado para acesso</text:p>
        </text:list-item>
      </text:list>
      <text:p text:style-name="P5"/>
      <text:p text:style-name="P5">2.2.3. Processos envolvidos </text:p>
      <text:p text:style-name="P13">3. <text:span text:style-name="T1">Premissas e Restrições</text:span></text:p>
      <text:p text:style-name="P5"/>
      <text:p text:style-name="P5"/>
      <text:p text:style-name="P12"><text:span text:style-name="T2">4. </text:span><text:span text:style-name="T1">Requisitos Funcionais</text:span></text:p>
      <text:p text:style-name="P5"/>
      <text:p text:style-name="P5">. Cadastro de usuários;</text:p>
      <text:p text:style-name="P5">. Autenticação de usuários;</text:p>
      <text:p text:style-name="P5">. Interação entre usuários;</text:p>
      <text:p text:style-name="P5">. Inteligência de rede de relacionamentos.</text:p>
      <text:p text:style-name="P5">. Ciclo de atualização de informações para o mapeamento gráfico da rede de contatos;</text:p>
      <text:p text:style-name="P5">. Envio de informações de posicionamento global do dispositivo cliente para a base de dados externa;</text:p>
      <text:p text:style-name="P5">. Comunicação com o sistema de posicionamento global do dispositivo.</text:p>
      <text:p text:style-name="P5">. Gravação de informações no dispositivo cliente, como imagens de mapas;</text:p>
      <text:p text:style-name="P5"/>
      <text:p text:style-name="P12"><text:span text:style-name="T2">5. </text:span><text:span text:style-name="T1">Requisitos Não-Funcionais</text:span></text:p>
      <text:p text:style-name="P5"/>
      <text:p text:style-name="P5">. A estrutura do sistema consiste em uma base de dados externa ao dispositivo cliente da aplicação;</text:p>
      <text:p text:style-name="P5">. A interface da aplicação com o cliente é realizada em programas de navegação (<text:span text:style-name="T3">browser</text:span>) e/ou aplicações executáveis portáve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UnB Office" svg:font-family="'UnB Offic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2.275cm" fo:margin-right="0cm"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MP2" style:family="paragraph" style:parent-style-name="Standard">
      <style:paragraph-properties fo:text-align="center" style:justify-single-word="false"/>
      <style:text-properties style:font-name="UnB Office"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13:59</meta:creation-date>
    <meta:editing-duration>PT3H20M47S</meta:editing-duration>
    <meta:editing-cycles>44</meta:editing-cycles>
    <meta:generator>LibreOffice/3.5$Linux_x86 LibreOffice_project/350m1$Build-2</meta:generator>
    <meta:initial-creator>Danilo </meta:initial-creator>
    <dc:date>2014-11-30T10:24:01</dc:date>
    <dc:creator>ska </dc:creator>
    <meta:document-statistic meta:table-count="0" meta:image-count="0" meta:object-count="0" meta:page-count="5" meta:paragraph-count="39" meta:word-count="404" meta:character-count="2662" meta:non-whitespace-character-count="2299"/>
  </office:meta>
</office:document-meta>
</file>